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333333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ff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8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ff6633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c5000b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c5000b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draw:stroke="solid" svg:stroke-width="0.1cm" svg:stroke-color="#999999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family="FreeSans" style:font-family-generic="swiss" style:font-pitch="variable"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family="FreeSans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5cm" svg:x="13.8cm" svg:y="9.4cm">
          <text:p text:style-name="P1">Pro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cm" svg:height="2.9cm" svg:x="11.4cm" svg:y="13.2cm">
          <text:p text:style-name="P1"><text:span text:style-name="T1">Ev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3cm" svg:x="9.3cm" svg:y="9.3cm">
          <text:p text:style-name="P1">SV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cm" svg:height="3cm" svg:x="16.1cm" svg:y="13cm">
          <text:p text:style-name="P1">Naive</text:p>
          <text:p text:style-name="P1">Bay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cm" svg:height="3cm" svg:x="16.4cm" svg:y="5.7cm">
          <text:p text:style-name="P1">Page</text:p>
          <text:p text:style-name="P1">Ra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cm" svg:height="3cm" svg:x="12.5cm" svg:y="5.1cm">
          <text:p text:style-name="P1"><text:span text:style-name="T1">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cm" svg:height="3cm" svg:x="18.2cm" svg:y="9.2cm">
          <text:p text:style-name="P1"><text:span text:style-name="T1">Search</text:span></text:p>
          <text:p text:style-name="P1"><text:span text:style-name="T1">Eng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cm" svg:height="2.1cm" svg:x="10.6cm" svg:y="17.9cm">
          <text:p text:style-name="P1">Matplotl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cm" svg:height="2.1cm" svg:x="2.5cm" svg:y="12.9cm">
          <text:p text:style-name="P1">Sciki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cm" svg:height="2.1cm" svg:x="4.6cm" svg:y="16.6cm">
          <text:p text:style-name="P1">Sci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9cm" svg:height="2.1cm" svg:x="3.1cm" svg:y="1.5cm">
          <text:p text:style-name="P1">Num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cm" svg:height="2.1cm" svg:x="19.5cm" svg:y="17cm">
          <text:p text:style-name="P1">NLT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cm" svg:height="2.1cm" svg:x="2.1cm" svg:y="7.6cm">
          <text:p text:style-name="P1">Cvxo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9cm" svg:height="2.1cm" svg:x="21.7cm" svg:y="12.3cm">
          <text:p text:style-name="P1">Whoo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9cm" svg:height="2.1cm" svg:x="15.5cm" svg:y="1.5cm">
          <text:p text:style-name="P1">Beautiful</text:p>
          <text:p text:style-name="P1">S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9cm" svg:height="2.1cm" svg:x="21.8cm" svg:y="5.6cm">
          <text:p text:style-name="P1">Pick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4cm" svg:y1="10cm" svg:x2="7.2cm" svg:y2="3.4cm">
          <text:p/>
        </draw:line>
        <draw:line draw:style-name="gr8" draw:text-style-name="P2" draw:layer="layout" svg:x1="14.7cm" svg:y1="9.4cm" svg:x2="14.4cm" svg:y2="8.1cm">
          <text:p/>
        </draw:line>
        <draw:line draw:style-name="gr8" draw:text-style-name="P2" draw:layer="layout" svg:x1="15.9cm" svg:y1="9.6cm" svg:x2="17cm" svg:y2="8.4cm">
          <text:p/>
        </draw:line>
        <draw:line draw:style-name="gr8" draw:text-style-name="P2" draw:layer="layout" svg:x1="16.5cm" svg:y1="10.6cm" svg:x2="18.2cm" svg:y2="10.5cm">
          <text:p/>
        </draw:line>
        <draw:line draw:style-name="gr8" draw:text-style-name="P2" draw:layer="layout" svg:x1="15.9cm" svg:y1="11.8cm" svg:x2="16.8cm" svg:y2="13.2cm">
          <text:p/>
        </draw:line>
        <draw:line draw:style-name="gr8" draw:text-style-name="P2" draw:layer="layout" svg:x1="14.5cm" svg:y1="11.9cm" svg:x2="13.7cm" svg:y2="13.2cm">
          <text:p/>
        </draw:line>
        <draw:line draw:style-name="gr8" draw:text-style-name="P2" draw:layer="layout" svg:x1="13.7cm" svg:y1="10.9cm" svg:x2="12.2cm" svg:y2="10.9cm">
          <text:p/>
        </draw:line>
        <draw:line draw:style-name="gr8" draw:text-style-name="P2" draw:layer="layout" svg:x1="7cm" svg:y1="9cm" svg:x2="9.5cm" svg:y2="10cm">
          <text:p/>
        </draw:line>
        <draw:line draw:style-name="gr8" draw:text-style-name="P2" draw:layer="layout" svg:x1="11.5cm" svg:y1="14cm" svg:x2="7.4cm" svg:y2="13.9cm">
          <text:p/>
        </draw:line>
        <draw:line draw:style-name="gr8" draw:text-style-name="P2" draw:layer="layout" svg:x1="11.7cm" svg:y1="15.6cm" svg:x2="9.4cm" svg:y2="17.2cm">
          <text:p/>
        </draw:line>
        <draw:line draw:style-name="gr8" draw:text-style-name="P2" draw:layer="layout" svg:x1="13.1cm" svg:y1="16.2cm" svg:x2="13.2cm" svg:y2="17.9cm">
          <text:p/>
        </draw:line>
        <draw:line draw:style-name="gr8" draw:text-style-name="P2" draw:layer="layout" svg:x1="14.7cm" svg:y1="5.3cm" svg:x2="17.1cm" svg:y2="3.6cm">
          <text:p/>
        </draw:line>
        <draw:line draw:style-name="gr8" draw:text-style-name="P2" draw:layer="layout" svg:x1="19.3cm" svg:y1="6.7cm" svg:x2="21.8cm" svg:y2="6.5cm">
          <text:p/>
        </draw:line>
        <draw:line draw:style-name="gr8" draw:text-style-name="P2" draw:layer="layout" svg:x1="21cm" svg:y1="11.7cm" svg:x2="22.1cm" svg:y2="12.6cm">
          <text:p/>
        </draw:line>
        <draw:line draw:style-name="gr8" draw:text-style-name="P2" draw:layer="layout" svg:x1="18.6cm" svg:y1="15.7cm" svg:x2="20.2cm" svg:y2="1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ina </meta:initial-creator>
    <meta:creation-date>2013-04-04T20:41:58</meta:creation-date>
    <dc:date>2013-04-04T21:39:17</dc:date>
    <dc:creator>Karina </dc:creator>
    <meta:editing-duration>PT26M48S</meta:editing-duration>
    <meta:editing-cycles>3</meta:editing-cycles>
    <meta:generator>LibreOffice/3.5$Linux_x86 LibreOffice_project/350m1$Build-2</meta:generator>
    <meta:document-statistic meta:object-count="31"/>
  </office:meta>
</office:document-meta>
</file>